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IA Y OBERON FUNDOS ECOLOGICOS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352908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ÑA CUELLAR, JOSÉ GABRI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3205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7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>32265130</text:p>
          </table:table-cell>
          <table:table-cell table:style-name="Tabla2.A2" office:value-type="string">
            <text:p text:style-name="P7">2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10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